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31331" officeooo:paragraph-rsid="00031331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77f73" officeooo:paragraph-rsid="00077f7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950f9" officeooo:paragraph-rsid="000950f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73819" officeooo:paragraph-rsid="0017381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ab201" officeooo:paragraph-rsid="001ab20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6eed6" officeooo:paragraph-rsid="0006eed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6eed6" officeooo:paragraph-rsid="000ceb5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77f73" officeooo:paragraph-rsid="00031331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23bf26" officeooo:paragraph-rsid="0023bf26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a4c39" officeooo:paragraph-rsid="001a4c39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c4ef6" officeooo:paragraph-rsid="001c4ef6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75153" officeooo:paragraph-rsid="00275153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5153" officeooo:paragraph-rsid="0027515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0ceb5e"/>
    </style:style>
    <style:style style:name="T1" style:family="text">
      <style:text-properties officeooo:rsid="000950f9"/>
    </style:style>
    <style:style style:name="T2" style:family="text">
      <style:text-properties fo:font-size="12pt" fo:font-weight="normal" officeooo:rsid="000ceb5e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24177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50af5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0db5df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327f7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d75c0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0bde0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24650" style:font-size-asian="10.5pt" style:font-weight-asian="normal" style:font-size-complex="12pt" style:font-weight-complex="normal"/>
    </style:style>
    <style:style style:name="T10" style:family="text">
      <style:text-properties fo:font-weight="normal" officeooo:rsid="001ab201" style:font-weight-asian="normal" style:font-weight-complex="normal"/>
    </style:style>
    <style:style style:name="T11" style:family="text">
      <style:text-properties fo:font-weight="normal" officeooo:rsid="001aec68" style:font-weight-asian="normal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28c9d5" style:font-weight-asian="normal" style:font-weight-complex="normal"/>
    </style:style>
    <style:style style:name="T15" style:family="text">
      <style:text-properties officeooo:rsid="001f4bfb"/>
    </style:style>
    <style:style style:name="T16" style:family="text">
      <style:text-properties officeooo:rsid="00233843"/>
    </style:style>
    <style:style style:name="T17" style:family="text">
      <style:text-properties officeooo:rsid="0023bf26"/>
    </style:style>
    <style:style style:name="T18" style:family="text">
      <style:text-properties officeooo:rsid="002465fa"/>
    </style:style>
    <style:style style:name="T19" style:family="text">
      <style:text-properties officeooo:rsid="002b1b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hentication and Authorization</text:p>
      <text:p text:style-name="P8"/>
      <text:p text:style-name="P5"/>
      <text:p text:style-name="P11">Authentication</text:p>
      <text:p text:style-name="P5">Following are commonly used Authentication Protocols:</text:p>
      <text:p text:style-name="P2">- <text:span text:style-name="T1">Kerberos</text:span></text:p>
      <text:p text:style-name="P2">- <text:span text:style-name="T1">LDAP</text:span></text:p>
      <text:p text:style-name="P3">- SAML <text:span text:style-name="T15">(Security Assertion Markup Language)</text:span></text:p>
      <text:p text:style-name="P3">- Radius</text:p>
      <text:p text:style-name="P6">- <text:span text:style-name="T10">OpenID Connect (based on Oauth2.</text:span><text:span text:style-name="T11">0</text:span><text:span text:style-name="T10">)</text:span></text:p>
      <text:p text:style-name="P4">SAML, Oauth and OIDC are open standards.</text:p>
      <text:p text:style-name="P6"/>
      <text:p text:style-name="P14"><text:span text:style-name="T2">SAML </text:span><text:span text:style-name="T7">is the</text:span><text:span text:style-name="T2"> most </text:span><text:span text:style-name="T3">feature rich and </text:span><text:span text:style-name="T2">preferred, but OpenId is </text:span><text:span text:style-name="T4">picking up</text:span><text:span text:style-name="T2"> fast. </text:span><text:span text:style-name="T5">It’s continuously evolving right now. </text:span><text:span text:style-name="T6">OIDC is also more favourable for Mobile and Singe Page apps. </text:span><text:span text:style-name="T8">SAML is preferred in case of Enterprise SSO. </text:span><text:span text:style-name="T9">Both of these could be used to achieve federation.</text:span></text:p>
      <text:p text:style-name="P7"/>
      <text:p text:style-name="P9">OpenID Connect</text:p>
      <text:p text:style-name="P4">Using OIDC, you get an id_token which contains claims of the user. <text:span text:style-name="T17">This is a </text:span><text:span text:style-name="T18">signed JSON document that contains the subject, issuer and other auth information.</text:span> (In SAML, we have “assertions” – a signed XML document with the <text:span text:style-name="T16">subject information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Authorization</text:p>
      <text:p text:style-name="P13">The de-facto protocol used for Authorization is Oauth2.0</text:p>
      <text:p text:style-name="P13"/>
      <text:p text:style-name="P12">Open Authorization (O<text:span text:style-name="T19">A</text:span>uth2.0)</text:p>
      <text:p text:style-name="P10"><text:span text:style-name="T13">First published in 2012, OAuth 2.0, also known as OAuth2, is an authorization protocol designed to allow users to give access to their resources hosted by a service provider, without giving away credentials. </text:span><text:span text:style-name="T14">It replaced Oauth1 which was released in 2008.</text:span></text:p>
      <text:p text:style-name="P10"><text:span text:style-name="T13"/></text:p>
      <text:p text:style-name="P10"><text:span text:style-name="T12">OAuth2.0 Roles</text:span></text:p>
      <text:p text:style-name="P10"><text:span text:style-name="T13">The idea of roles is part of the core specification of the OAuth2.0 authorization framework. These define the essential components of an OAuth 2.0 system, and are as follows:</text:span></text:p>
      <text:p text:style-name="P10"><text:span text:style-name="T12">Resource Owner</text:span><text:span text:style-name="T13">: The user or system that owns the protected resources and can grant access to them.</text:span></text:p>
      <text:p text:style-name="P10"><text:span text:style-name="T12">Client</text:span><text:span text:style-name="T13">: The client is the system that requires access to the protected resources. To access resources, the Client must hold the appropriate Access Token.</text:span></text:p>
      <text:p text:style-name="P10"><text:span text:style-name="T12">Authorization Server</text:span><text:span text:style-name="T13">: This server receives requests from the Client for Access Tokens and issues them upon successful authentication and consent by the Resource Owner. The authorization server exposes two endpoints: the Authorization endpoint, which handles the interactive authentication and consent of the user, and the Token endpoint, which is involved in a machine to machine interaction.</text:span></text:p>
      <text:p text:style-name="P10"><text:span text:style-name="T13"/></text:p>
      <text:p text:style-name="P10"><text:soft-page-break/><text:span text:style-name="T12">Resource Server</text:span><text:span text:style-name="T13">: A server that protects the user’s resources and receives access requests from the Client. It accepts and validates an Access Token from the Client and returns the appropriate resources to it.</text:span></text:p>
      <text:p text:style-name="P10"><text:span text:style-name="T13"/></text:p>
      <text:p text:style-name="P10"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4T17:57:03.974091667</meta:creation-date>
    <dc:date>2023-09-24T19:32:28.733071638</dc:date>
    <meta:editing-duration>PT1H35M8S</meta:editing-duration>
    <meta:editing-cycles>35</meta:editing-cycles>
    <meta:generator>LibreOffice/6.4.7.2$Linux_X86_64 LibreOffice_project/40$Build-2</meta:generator>
    <meta:document-statistic meta:table-count="0" meta:image-count="0" meta:object-count="0" meta:page-count="2" meta:paragraph-count="22" meta:word-count="338" meta:character-count="2161" meta:non-whitespace-character-count="1844"/>
  </office:meta>
</office:document-meta>
</file>